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15ce"/>
    </style:style>
    <style:style style:name="P2" style:family="paragraph" style:parent-style-name="Text_20_body">
      <style:paragraph-properties fo:line-height="115%"/>
      <style:text-properties officeooo:paragraph-rsid="000715ce"/>
    </style:style>
    <style:style style:name="P3" style:family="paragraph" style:parent-style-name="Text_20_body">
      <style:text-properties officeooo:paragraph-rsid="0007c97b"/>
    </style:style>
    <style:style style:name="P4" style:family="paragraph" style:parent-style-name="Heading_20_1">
      <style:paragraph-properties fo:line-height="115%"/>
    </style:style>
    <style:style style:name="P5" style:family="paragraph" style:parent-style-name="Heading_20_2">
      <style:paragraph-properties fo:line-height="115%"/>
    </style:style>
    <style:style style:name="T1" style:family="text">
      <style:text-properties fo:language="en" fo:country="US"/>
    </style:style>
    <style:style style:name="T2" style:family="text">
      <style:text-properties officeooo:rsid="000715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/><text:span text:style-name="T1">Productivitatea muncii şi dinamica ei: specificul evaluării productivității în ramura IT.</text:span></text:h>
      <text:h text:style-name="P5" text:outline-level="2">Productivitatea muncii: noţiunea, indicatori şi modul de calcul. </text:h>
      <text:p text:style-name="P2">Unul dintre cei mai semnificaţi indicatori de apreciere a activităţii omului în producere este Productivitatea muncii , prin care se compară rezultatele generale ale întreprinderii (volumul producţiei ) şi resursele umane (numărul personalului ), cheltuielile de muncă. Productivitatea muncii (W) - ca categorie economică reprezintă rodnicia muncii, rezultatul ei.<text:tab/></text:p>
      <text:p text:style-name="P2">Productivitatea muncii caracterizează eficienţa cu care este cheltuită o anumită cantitate de muncă. Productivitatea muncii - indicator, ce caracterizează eficienţa utilizării resurselor umane. Productivitatea muncii se caracterizează în baza a doi indicatori: </text:p>
      <text:p text:style-name="P2">1. după producere;</text:p>
      <text:p text:style-name="P2">2. după manoperă.</text:p>
      <text:h text:style-name="Heading_20_3" text:outline-level="3">Productivitatea muncii după producere</text:h>
      <text:p text:style-name="P1">W = Q/T, unde </text:p>
      <text:p text:style-name="P1">Q - volumul producţiei fabricate </text:p>
      <text:p text:style-name="P1">T - timpul consumat (cheltuieli de muncă – om-ore; om-zile; oameni</text:p>
      <text:h text:style-name="Heading_20_3" text:outline-level="3">Productivitatea muncii după manoperă </text:h>
      <text:p text:style-name="Text_20_body">W = T/Q,</text:p>
      <text:p text:style-name="P1"><text:span text:style-name="T2">T - <text:s/></text:span><text:s/>cheltuielile de muncă <text:s/>efectuate </text:p>
      <text:p text:style-name="P1"><text:span text:style-name="T2">Q - </text:span><text:s/>volumul producţiei </text:p>
      <text:p text:style-name="P1"/>
      <text:p text:style-name="P1">Deci; </text:p>
      <text:p text:style-name="P1">- indicatorul I, caracterizează producerea / producţia, adică cantitatea producţiei obţinute într – o unitate de timp.</text:p>
      <text:p text:style-name="P1">- indicatorul II, caracterizează manopera, adică cheltuielile de timp necesare pentru o unitate de producţie</text:p>
      <text:p text:style-name="P1"/>
      <text:p text:style-name="P1">Există 3 metode de evaluare a nivelului productivităţii muncii:  </text:p>
      <text:p text:style-name="P1">naturală (natural - convenţională) buc; tone; m²;  </text:p>
      <text:p text:style-name="P1">de muncă (manoperă ), ore - normă;  </text:p>
      <text:p text:style-name="P1">valorică, lei;</text:p>
      <text:p text:style-name="P1"><text:soft-page-break/>Wv = PM / Ps sau PIP, unde </text:p>
      <text:p text:style-name="P1">PM – producţia marfă în preţuri comparabile; </text:p>
      <text:p text:style-name="P1">Ps (PIP) – personalul mediu scriptic sau personalul mediu industrial productiv</text:p>
      <text:p text:style-name="P1"/>
      <text:p text:style-name="P3">Creşterea W depinde de mai mulţi factori : </text:p>
      <text:p text:style-name="P3">1. organizatorici;</text:p>
      <text:p text:style-name="P3">2. tehnico – materiali;</text:p>
      <text:p text:style-name="P3">3. economici;</text:p>
      <text:p text:style-name="P3">4. sociali.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29T19:21:37.838000000</dc:date>
    <meta:editing-duration>PT17M55S</meta:editing-duration>
    <meta:editing-cycles>4</meta:editing-cycles>
    <meta:document-statistic meta:table-count="0" meta:image-count="0" meta:object-count="0" meta:page-count="2" meta:paragraph-count="29" meta:word-count="249" meta:character-count="1733" meta:non-whitespace-character-count="1490"/>
  </office:meta>
</office:document-meta>
</file>